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officeooo:rsid="000cc607" officeooo:paragraph-rsid="000cc607"/>
    </style:style>
    <style:style style:name="P2" style:family="paragraph" style:parent-style-name="Standard">
      <style:paragraph-properties fo:text-align="justify" style:justify-single-word="false"/>
      <style:text-properties officeooo:rsid="000cc607" officeooo:paragraph-rsid="000cc607"/>
    </style:style>
    <style:style style:name="P3" style:family="paragraph" style:parent-style-name="Standard">
      <style:paragraph-properties fo:text-align="justify" style:justify-single-word="false"/>
      <style:text-properties fo:color="#c9211e" loext:opacity="100%" fo:font-size="14pt" officeooo:rsid="000cc607" officeooo:paragraph-rsid="000cc60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4pt" officeooo:rsid="000cc607" officeooo:paragraph-rsid="000cc607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fo:font-size="14pt" officeooo:rsid="000cc607" officeooo:paragraph-rsid="000cc607" style:font-size-asian="14pt" style:font-size-complex="14pt">
        <loext:char-complex-color loext:theme-type="dark1" loext:color-type="theme">
          <loext:transformation loext:type="lumoff" loext:value="0"/>
        </loext:char-complex-color>
      </style:text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ulien Oyer<text:tab/><text:tab/><text:tab/><text:tab/><text:tab/><text:tab/><text:tab/><text:tab/><text:tab/><text:tab/><text:tab/>18/09/2024</text:p>
      <text:p text:style-name="P2">IUT Le Havre Normandie</text:p>
      <text:p text:style-name="P2">Département Informatique</text:p>
      <text:p text:style-name="P2">Groupe G</text:p>
      <text:p text:style-name="P2"/>
      <text:p text:style-name="P4">Dans quelle entreprise je compte faire mon stage ?</text:p>
      <text:p text:style-name="P3"/>
      <text:p text:style-name="P5">Je souhaiterai faire un stage dans l’entreprise Magnolia , car c’est une entreprise qui était présent aux réunions élèves professionnels et donc cela veut dire qu’elle serait intéressé dans des stagiaires et/ou alternants suplémentaire.</text:p>
      <text:p text:style-name="P5"/>
      <text:p text:style-name="P5">De plus ,ce n’est certes pas une ESN ,mais elle garde tout de même un département informatique important qui me permettra entre autre de m’améliorer en front end.<text:line-break/><text:line-break/>Enfin ,c’est une entreprise présente sur Le Havre et qui donc me permettra de me déplacer jusqu’à mon lieu de stage plus aiséme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justify" style:justify-single-word="false"/>
      <style:text-properties officeooo:rsid="000cc607" officeooo:paragraph-rsid="000cc6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IUT Le Havre Normandie<text:tab/><text:tab/>1/<text:bookmark-start text:name="PageNumWizard_FOOTER_Style de page par défaut1"/><text:page-number text:select-page="current">1</text:page-number><text:bookmark-end text:name="PageNumWizard_FOOTER_Style de page par défaut1"/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06:57:58.553000000</meta:creation-date>
    <dc:date>2024-09-18T07:15:26.776000000</dc:date>
    <meta:editing-duration>PT17M30S</meta:editing-duration>
    <meta:editing-cycles>1</meta:editing-cycles>
    <meta:document-statistic meta:table-count="0" meta:image-count="0" meta:object-count="0" meta:page-count="1" meta:paragraph-count="8" meta:word-count="110" meta:character-count="693" meta:non-whitespace-character-count="579"/>
    <meta:generator>LibreOffice/7.6.4.1$Windows_X86_64 LibreOffice_project/e19e193f88cd6c0525a17fb7a176ed8e6a3e2aa1</meta:generator>
  </office:meta>
</office:document-meta>
</file>